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language="en" fo:country="US" officeooo:rsid="001a5aef" officeooo:paragraph-rsid="00194883"/>
    </style:style>
    <style:style style:name="P2" style:family="paragraph" style:parent-style-name="Standard">
      <style:text-properties officeooo:paragraph-rsid="000adf9b"/>
    </style:style>
    <style:style style:name="P3" style:family="paragraph" style:parent-style-name="Standard">
      <style:text-properties officeooo:paragraph-rsid="001196a8"/>
    </style:style>
    <style:style style:name="P4" style:family="paragraph" style:parent-style-name="Standard">
      <style:text-properties officeooo:paragraph-rsid="0015da95"/>
    </style:style>
    <style:style style:name="P5" style:family="paragraph" style:parent-style-name="Standard">
      <style:text-properties officeooo:rsid="001609d3" officeooo:paragraph-rsid="001609d3"/>
    </style:style>
    <style:style style:name="P6" style:family="paragraph" style:parent-style-name="Standard">
      <style:text-properties officeooo:paragraph-rsid="0016366e"/>
    </style:style>
    <style:style style:name="P7" style:family="paragraph" style:parent-style-name="Standard">
      <style:text-properties officeooo:rsid="001b93ef" officeooo:paragraph-rsid="001b93ef"/>
    </style:style>
    <style:style style:name="P8" style:family="paragraph" style:parent-style-name="Standard">
      <style:text-properties officeooo:paragraph-rsid="001b93ef"/>
    </style:style>
    <style:style style:name="P9" style:family="paragraph" style:parent-style-name="Standard">
      <style:text-properties officeooo:paragraph-rsid="00229c76"/>
    </style:style>
    <style:style style:name="P10" style:family="paragraph" style:parent-style-name="Standard">
      <style:text-properties fo:language="en" fo:country="US" officeooo:rsid="000adf9b" officeooo:paragraph-rsid="000adf9b"/>
    </style:style>
    <style:style style:name="P11" style:family="paragraph" style:parent-style-name="Standard">
      <style:text-properties fo:language="en" fo:country="US" officeooo:paragraph-rsid="000adf9b"/>
    </style:style>
    <style:style style:name="P12" style:family="paragraph" style:parent-style-name="Standard">
      <style:text-properties fo:language="en" fo:country="US" officeooo:rsid="000bf874" officeooo:paragraph-rsid="000bf874"/>
    </style:style>
    <style:style style:name="P13" style:family="paragraph" style:parent-style-name="Standard">
      <style:text-properties fo:language="en" fo:country="US" officeooo:rsid="000af251" officeooo:paragraph-rsid="001196a8"/>
    </style:style>
    <style:style style:name="P14" style:family="paragraph" style:parent-style-name="Standard">
      <style:text-properties fo:language="en" fo:country="US" officeooo:rsid="000af251" officeooo:paragraph-rsid="000af251"/>
    </style:style>
    <style:style style:name="P15" style:family="paragraph" style:parent-style-name="Standard">
      <style:text-properties fo:language="en" fo:country="US" officeooo:rsid="000af251" officeooo:paragraph-rsid="000d4a32"/>
    </style:style>
    <style:style style:name="P16" style:family="paragraph" style:parent-style-name="Standard">
      <style:text-properties fo:language="en" fo:country="US" officeooo:rsid="000af251" officeooo:paragraph-rsid="00191de7"/>
    </style:style>
    <style:style style:name="P17" style:family="paragraph" style:parent-style-name="Standard">
      <style:text-properties fo:language="en" fo:country="US" officeooo:rsid="000af251" officeooo:paragraph-rsid="000e6f2e"/>
    </style:style>
    <style:style style:name="P18" style:family="paragraph" style:parent-style-name="Standard">
      <style:text-properties fo:language="en" fo:country="US" officeooo:paragraph-rsid="000d4a32"/>
    </style:style>
    <style:style style:name="P19" style:family="paragraph" style:parent-style-name="Standard">
      <style:text-properties fo:language="en" fo:country="US" officeooo:rsid="000e6f2e" officeooo:paragraph-rsid="000d4a32"/>
    </style:style>
    <style:style style:name="P20" style:family="paragraph" style:parent-style-name="Standard">
      <style:text-properties fo:language="en" fo:country="US" officeooo:paragraph-rsid="00104f27"/>
    </style:style>
    <style:style style:name="P21" style:family="paragraph" style:parent-style-name="Standard">
      <style:text-properties fo:language="en" fo:country="US" officeooo:rsid="001196a8" officeooo:paragraph-rsid="001196a8"/>
    </style:style>
    <style:style style:name="P22" style:family="paragraph" style:parent-style-name="Standard">
      <style:text-properties fo:language="en" fo:country="US" officeooo:paragraph-rsid="001196a8"/>
    </style:style>
    <style:style style:name="P23" style:family="paragraph" style:parent-style-name="Standard">
      <style:text-properties fo:language="en" fo:country="US" officeooo:rsid="001609d3" officeooo:paragraph-rsid="001609d3"/>
    </style:style>
    <style:style style:name="P24" style:family="paragraph" style:parent-style-name="Standard">
      <style:text-properties fo:language="en" fo:country="US" officeooo:rsid="0016b9f1" officeooo:paragraph-rsid="0016b9f1"/>
    </style:style>
    <style:style style:name="P25" style:family="paragraph" style:parent-style-name="Standard">
      <style:text-properties fo:language="en" fo:country="US" officeooo:paragraph-rsid="0016b9f1"/>
    </style:style>
    <style:style style:name="P26" style:family="paragraph" style:parent-style-name="Standard">
      <style:text-properties fo:language="en" fo:country="US" officeooo:paragraph-rsid="00178656"/>
    </style:style>
    <style:style style:name="P27" style:family="paragraph" style:parent-style-name="Standard">
      <style:text-properties fo:language="en" fo:country="US" officeooo:rsid="00191de7" officeooo:paragraph-rsid="00191de7"/>
    </style:style>
    <style:style style:name="P28" style:family="paragraph" style:parent-style-name="Standard">
      <style:text-properties fo:language="en" fo:country="US" officeooo:rsid="00191de7" officeooo:paragraph-rsid="001a5aef"/>
    </style:style>
    <style:style style:name="P29" style:family="paragraph" style:parent-style-name="Standard">
      <style:text-properties fo:language="en" fo:country="US" officeooo:rsid="00191de7" officeooo:paragraph-rsid="00194883"/>
    </style:style>
    <style:style style:name="P30" style:family="paragraph" style:parent-style-name="Standard">
      <style:text-properties fo:language="en" fo:country="US" officeooo:rsid="00191de7" officeooo:paragraph-rsid="001b93ef"/>
    </style:style>
    <style:style style:name="P31" style:family="paragraph" style:parent-style-name="Standard">
      <style:text-properties fo:language="en" fo:country="US" officeooo:rsid="00191de7" officeooo:paragraph-rsid="001dd160"/>
    </style:style>
    <style:style style:name="P32" style:family="paragraph" style:parent-style-name="Standard">
      <style:text-properties fo:language="en" fo:country="US" fo:font-weight="bold" style:font-weight-asian="bold" style:font-weight-complex="bold"/>
    </style:style>
    <style:style style:name="P33" style:family="paragraph" style:parent-style-name="Standard">
      <style:text-properties fo:language="en" fo:country="US" fo:font-weight="bold" officeooo:rsid="00191de7" officeooo:paragraph-rsid="00191de7" style:font-weight-asian="bold" style:font-weight-complex="bold"/>
    </style:style>
    <style:style style:name="P34" style:family="paragraph" style:parent-style-name="Standard">
      <style:text-properties fo:language="en" fo:country="US" fo:font-weight="bold" officeooo:rsid="00191de7" officeooo:paragraph-rsid="00194883" style:font-weight-asian="bold" style:font-weight-complex="bold"/>
    </style:style>
    <style:style style:name="P35" style:family="paragraph" style:parent-style-name="Standard">
      <style:text-properties fo:language="en" fo:country="US" fo:font-weight="bold" officeooo:rsid="00191de7" officeooo:paragraph-rsid="001b93ef" style:font-weight-asian="bold" style:font-weight-complex="bold"/>
    </style:style>
    <style:style style:name="P36" style:family="paragraph" style:parent-style-name="Standard">
      <style:text-properties fo:language="en" fo:country="US" fo:font-weight="bold" officeooo:rsid="00191de7" officeooo:paragraph-rsid="001dd160" style:font-weight-asian="bold" style:font-weight-complex="bold"/>
    </style:style>
    <style:style style:name="P37" style:family="paragraph" style:parent-style-name="Standard">
      <style:text-properties fo:language="en" fo:country="US" officeooo:paragraph-rsid="00191de7"/>
    </style:style>
    <style:style style:name="P38" style:family="paragraph" style:parent-style-name="Standard">
      <style:text-properties fo:language="en" fo:country="US" officeooo:rsid="001a5aef" officeooo:paragraph-rsid="001a5aef"/>
    </style:style>
    <style:style style:name="P39" style:family="paragraph" style:parent-style-name="Standard">
      <style:text-properties fo:language="en" fo:country="US" officeooo:rsid="001a5aef" officeooo:paragraph-rsid="00194883"/>
    </style:style>
    <style:style style:name="P40" style:family="paragraph" style:parent-style-name="Standard">
      <style:text-properties fo:language="en" fo:country="US" officeooo:paragraph-rsid="001a5aef"/>
    </style:style>
    <style:style style:name="P41" style:family="paragraph" style:parent-style-name="Standard">
      <style:text-properties fo:language="en" fo:country="US" officeooo:rsid="001b93ef" officeooo:paragraph-rsid="001b93ef"/>
    </style:style>
    <style:style style:name="P42" style:family="paragraph" style:parent-style-name="Standard">
      <style:text-properties fo:language="en" fo:country="US" officeooo:paragraph-rsid="001b93ef"/>
    </style:style>
    <style:style style:name="P43" style:family="paragraph" style:parent-style-name="Standard">
      <style:text-properties fo:language="en" fo:country="US" officeooo:paragraph-rsid="001dd160"/>
    </style:style>
    <style:style style:name="P44" style:family="paragraph" style:parent-style-name="Standard">
      <style:text-properties fo:language="en" fo:country="US" officeooo:rsid="001dd160" officeooo:paragraph-rsid="001dd160"/>
    </style:style>
    <style:style style:name="P45" style:family="paragraph" style:parent-style-name="Standard">
      <style:text-properties fo:language="en" fo:country="US" officeooo:rsid="001dd160" officeooo:paragraph-rsid="002c3dd1"/>
    </style:style>
    <style:style style:name="P46" style:family="paragraph" style:parent-style-name="Standard">
      <style:text-properties fo:language="en" fo:country="US" officeooo:rsid="00178656" officeooo:paragraph-rsid="002155bc"/>
    </style:style>
    <style:style style:name="P47" style:family="paragraph" style:parent-style-name="Standard">
      <style:text-properties fo:language="en" fo:country="US" officeooo:rsid="00178656" officeooo:paragraph-rsid="00178656"/>
    </style:style>
    <style:style style:name="P48" style:family="paragraph" style:parent-style-name="Standard">
      <style:text-properties fo:language="en" fo:country="US" officeooo:rsid="002155bc" officeooo:paragraph-rsid="00229c76"/>
    </style:style>
    <style:style style:name="P49" style:family="paragraph" style:parent-style-name="Standard">
      <style:text-properties fo:language="en" fo:country="US" officeooo:rsid="00229c76" officeooo:paragraph-rsid="00229c76"/>
    </style:style>
    <style:style style:name="P50" style:family="paragraph" style:parent-style-name="Standard">
      <style:text-properties fo:language="en" fo:country="US" officeooo:rsid="00229c76" officeooo:paragraph-rsid="00232834"/>
    </style:style>
    <style:style style:name="P51" style:family="paragraph" style:parent-style-name="Standard">
      <style:text-properties fo:language="en" fo:country="US" officeooo:paragraph-rsid="00232834"/>
    </style:style>
    <style:style style:name="P52" style:family="paragraph" style:parent-style-name="Standard">
      <style:text-properties fo:language="en" fo:country="US" officeooo:paragraph-rsid="00229c76"/>
    </style:style>
    <style:style style:name="P53" style:family="paragraph" style:parent-style-name="Standard">
      <style:text-properties fo:language="en" fo:country="US" officeooo:rsid="002c3dd1" officeooo:paragraph-rsid="002c3dd1"/>
    </style:style>
    <style:style style:name="P54" style:family="paragraph" style:parent-style-name="Standard">
      <style:text-properties fo:language="en" fo:country="US" officeooo:rsid="002ee0d7" officeooo:paragraph-rsid="002ee0d7"/>
    </style:style>
    <style:style style:name="P55" style:family="paragraph" style:parent-style-name="Text_20_body">
      <style:text-properties officeooo:rsid="001b93ef" officeooo:paragraph-rsid="001b93ef"/>
    </style:style>
    <style:style style:name="P56" style:family="paragraph" style:parent-style-name="Text_20_body">
      <style:text-properties fo:language="en" fo:country="US"/>
    </style:style>
    <style:style style:name="P57" style:family="paragraph" style:parent-style-name="Text_20_body">
      <style:text-properties fo:language="en" fo:country="US" officeooo:rsid="00178656" officeooo:paragraph-rsid="00178656"/>
    </style:style>
    <style:style style:name="P58" style:family="paragraph" style:parent-style-name="Title">
      <style:text-properties fo:font-size="20pt" fo:language="en" fo:country="US" style:font-size-asian="20pt" style:font-size-complex="20pt"/>
    </style:style>
    <style:style style:name="P59" style:family="paragraph" style:parent-style-name="Standard">
      <style:text-properties fo:language="en" fo:country="US" officeooo:rsid="000d4a32" officeooo:paragraph-rsid="000d4a32"/>
    </style:style>
    <style:style style:name="P60" style:family="paragraph" style:parent-style-name="Standard">
      <style:text-properties fo:language="en" fo:country="US" officeooo:rsid="00191de7" officeooo:paragraph-rsid="00191de7"/>
    </style:style>
    <style:style style:name="P61" style:family="paragraph" style:parent-style-name="Standard">
      <style:text-properties fo:language="en" fo:country="US" officeooo:rsid="001a5aef" officeooo:paragraph-rsid="001a5aef"/>
    </style:style>
    <style:style style:name="P62" style:family="paragraph" style:parent-style-name="Standard">
      <style:text-properties fo:language="en" fo:country="US" fo:font-style="italic" fo:font-weight="bold" officeooo:rsid="00191de7" officeooo:paragraph-rsid="001b93ef" style:font-style-asian="italic" style:font-weight-asian="bold" style:font-style-complex="italic" style:font-weight-complex="bold"/>
    </style:style>
    <style:style style:name="P63" style:family="paragraph" style:parent-style-name="Heading_20_1">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2">
      <style:text-properties fo:language="en" fo:country="US"/>
    </style:style>
    <style:style style:name="P66" style:family="paragraph" style:parent-style-name="Heading_20_2">
      <style:text-properties style:font-name="Liberation Sans" fo:font-size="16.1000003814697pt" fo:language="en" fo:country="US" fo:font-weight="bold" officeooo:rsid="00232834" officeooo:paragraph-rsid="00232834" style:font-name-asian="Noto Sans CJK SC" style:font-size-asian="16.1000003814697pt" style:font-weight-asian="bold" style:font-name-complex="Lohit Devanagari" style:font-size-complex="16.1000003814697pt" style:font-weight-complex="bold"/>
    </style:style>
    <style:style style:name="P67" style:family="paragraph" style:parent-style-name="Text_20_body" style:list-style-name="L1">
      <style:text-properties fo:language="en" fo:country="US"/>
    </style:style>
    <style:style style:name="P68" style:family="paragraph" style:parent-style-name="Text_20_body" style:list-style-name="L1">
      <style:paragraph-properties fo:margin-top="0in" fo:margin-bottom="0in" loext:contextual-spacing="false"/>
      <style:text-properties fo:language="en" fo:country="US"/>
    </style:style>
    <style:style style:name="T1" style:family="text">
      <style:text-properties officeooo:rsid="000adf9b"/>
    </style:style>
    <style:style style:name="T2" style:family="text">
      <style:text-properties officeooo:rsid="000bf874"/>
    </style:style>
    <style:style style:name="T3" style:family="text">
      <style:text-properties officeooo:rsid="000d4a32"/>
    </style:style>
    <style:style style:name="T4" style:family="text">
      <style:text-properties fo:font-weight="bold" style:font-weight-asian="bold" style:font-weight-complex="bold"/>
    </style:style>
    <style:style style:name="T5" style:family="text">
      <style:text-properties fo:font-weight="bold" officeooo:rsid="001196a8" style:font-weight-asian="bold" style:font-weight-complex="bold"/>
    </style:style>
    <style:style style:name="T6" style:family="text">
      <style:text-properties fo:font-weight="bold" officeooo:rsid="00191de7" style:font-weight-asian="bold" style:font-weight-complex="bold"/>
    </style:style>
    <style:style style:name="T7" style:family="text">
      <style:text-properties officeooo:rsid="000e6f2e"/>
    </style:style>
    <style:style style:name="T8" style:family="text">
      <style:text-properties officeooo:rsid="00101a81"/>
    </style:style>
    <style:style style:name="T9" style:family="text">
      <style:text-properties officeooo:rsid="00104f27"/>
    </style:style>
    <style:style style:name="T10" style:family="text">
      <style:text-properties officeooo:rsid="001196a8"/>
    </style:style>
    <style:style style:name="T11" style:family="text">
      <style:text-properties style:font-name="Liberation Serif" fo:language="en" fo:country="US" fo:font-weight="bold" officeooo:rsid="001196a8" style:font-weight-asian="bold" style:font-weight-complex="bold"/>
    </style:style>
    <style:style style:name="T12" style:family="text">
      <style:text-properties style:font-name="Liberation Serif" fo:language="en" fo:country="US" fo:font-weight="bold" officeooo:rsid="0016366e" style:font-name-asian="Noto Sans Mono CJK SC" style:font-weight-asian="bold" style:font-name-complex="Liberation Mono" style:font-weight-complex="bold"/>
    </style:style>
    <style:style style:name="T13" style:family="text">
      <style:text-properties style:font-name="Liberation Serif" fo:language="en" fo:country="US" fo:font-weight="normal" officeooo:rsid="00159ec6" style:font-weight-asian="normal" style:font-weight-complex="normal"/>
    </style:style>
    <style:style style:name="T14" style:family="text">
      <style:text-properties style:font-name="Liberation Serif" fo:language="en" fo:country="US" fo:font-weight="normal" officeooo:rsid="0013e841" style:font-weight-asian="normal" style:font-weight-complex="normal"/>
    </style:style>
    <style:style style:name="T15" style:family="text">
      <style:text-properties style:font-name="Liberation Serif" fo:language="en" fo:country="US" officeooo:rsid="0013e841"/>
    </style:style>
    <style:style style:name="T16" style:family="text">
      <style:text-properties style:font-name="Liberation Serif" fo:language="en" fo:country="US" officeooo:rsid="0016b9f1" style:font-name-asian="Noto Sans Mono CJK SC" style:font-name-complex="Liberation Mono"/>
    </style:style>
    <style:style style:name="T17" style:family="text">
      <style:text-properties style:font-name="Liberation Serif" fo:language="en" fo:country="US" officeooo:rsid="00159ec6" style:font-name-asian="Noto Sans Mono CJK SC" style:font-name-complex="Liberation Mono"/>
    </style:style>
    <style:style style:name="T18" style:family="text">
      <style:text-properties style:font-name="Liberation Serif" fo:language="en" fo:country="US" officeooo:rsid="0015da95" style:font-name-asian="Noto Sans Mono CJK SC" style:font-name-complex="Liberation Mono"/>
    </style:style>
    <style:style style:name="T19" style:family="text">
      <style:text-properties style:font-name="Liberation Serif" fo:language="en" fo:country="US" officeooo:rsid="00148293" style:font-name-asian="Noto Sans Mono CJK SC" style:font-name-complex="Liberation Mono"/>
    </style:style>
    <style:style style:name="T20" style:family="text">
      <style:text-properties style:font-name="Liberation Serif" fo:language="en" fo:country="US" officeooo:rsid="0016366e" style:font-name-asian="Noto Sans Mono CJK SC" style:font-name-complex="Liberation Mono"/>
    </style:style>
    <style:style style:name="T21" style:family="text">
      <style:text-properties style:font-name="Liberation Serif" fo:language="en" fo:country="US" officeooo:rsid="0027f924" style:font-name-asian="Noto Sans Mono CJK SC" style:font-name-complex="Liberation Mono"/>
    </style:style>
    <style:style style:name="T22" style:family="text">
      <style:text-properties style:font-name="Liberation Serif" fo:language="en" fo:country="US" officeooo:rsid="00159ec6"/>
    </style:style>
    <style:style style:name="T23" style:family="text">
      <style:text-properties style:font-name="Liberation Serif" fo:language="en" fo:country="US" officeooo:rsid="00132e1e"/>
    </style:style>
    <style:style style:name="T24" style:family="text">
      <style:text-properties style:font-name="Liberation Serif" fo:language="en" fo:country="US" officeooo:rsid="0015da95"/>
    </style:style>
    <style:style style:name="T25" style:family="text">
      <style:text-properties style:font-name="Liberation Serif" fo:language="en" fo:country="US" officeooo:rsid="0016366e"/>
    </style:style>
    <style:style style:name="T26" style:family="text">
      <style:text-properties officeooo:rsid="00148293"/>
    </style:style>
    <style:style style:name="T27" style:family="text">
      <style:text-properties officeooo:rsid="00159ec6"/>
    </style:style>
    <style:style style:name="T28" style:family="text">
      <style:text-properties officeooo:rsid="0015da95"/>
    </style:style>
    <style:style style:name="T29" style:family="text">
      <style:text-properties officeooo:rsid="001609d3"/>
    </style:style>
    <style:style style:name="T30" style:family="text">
      <style:text-properties officeooo:rsid="0016b9f1"/>
    </style:style>
    <style:style style:name="T31" style:family="text">
      <style:text-properties officeooo:rsid="00178656"/>
    </style:style>
    <style:style style:name="T32" style:family="text">
      <style:text-properties officeooo:rsid="00191de7"/>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191de7" style:font-style-asian="italic" style:font-weight-asian="bold" style:font-style-complex="italic" style:font-weight-complex="bold"/>
    </style:style>
    <style:style style:name="T36" style:family="text">
      <style:text-properties fo:font-style="italic" style:text-underline-style="none" fo:font-weight="bold" style:font-style-asian="italic" style:font-weight-asian="bold" style:font-style-complex="italic" style:font-weight-complex="bold"/>
    </style:style>
    <style:style style:name="T37" style:family="text">
      <style:text-properties officeooo:rsid="001a5aef"/>
    </style:style>
    <style:style style:name="T38" style:family="text">
      <style:text-properties officeooo:rsid="001b93ef"/>
    </style:style>
    <style:style style:name="T39" style:family="text">
      <style:text-properties officeooo:rsid="001dd160"/>
    </style:style>
    <style:style style:name="T40" style:family="text">
      <style:text-properties officeooo:rsid="002155bc"/>
    </style:style>
    <style:style style:name="T41" style:family="text">
      <style:text-properties officeooo:rsid="00229c76"/>
    </style:style>
    <style:style style:name="T42" style:family="text">
      <style:text-properties fo:font-style="normal" fo:font-weight="normal" officeooo:rsid="00229c76" style:font-style-asian="normal" style:font-weight-asian="normal" style:font-style-complex="normal" style:font-weight-complex="normal"/>
    </style:style>
    <style:style style:name="T43" style:family="text">
      <style:text-properties fo:font-style="normal" fo:font-weight="normal" officeooo:rsid="00191de7" style:font-style-asian="normal" style:font-weight-asian="normal" style:font-style-complex="normal" style:font-weight-complex="normal"/>
    </style:style>
    <style:style style:name="T44" style:family="text">
      <style:text-properties officeooo:rsid="00232834"/>
    </style:style>
    <style:style style:name="T45" style:family="text">
      <style:text-properties fo:language="en" fo:country="US"/>
    </style:style>
    <style:style style:name="T46" style:family="text">
      <style:text-properties fo:language="en" fo:country="US" fo:font-weight="bold" style:font-weight-asian="bold" style:font-weight-complex="bold"/>
    </style:style>
    <style:style style:name="T47" style:family="text">
      <style:text-properties fo:language="en" fo:country="US" fo:font-weight="bold" officeooo:rsid="001196a8" style:font-weight-asian="bold" style:font-weight-complex="bold"/>
    </style:style>
    <style:style style:name="T48" style:family="text">
      <style:text-properties fo:language="en" fo:country="US" officeooo:rsid="001196a8"/>
    </style:style>
    <style:style style:name="T49" style:family="text">
      <style:text-properties fo:language="en" fo:country="US" officeooo:rsid="001609d3"/>
    </style:style>
    <style:style style:name="T50" style:family="text">
      <style:text-properties fo:language="en" fo:country="US" officeooo:rsid="001b93ef"/>
    </style:style>
    <style:style style:name="T51" style:family="text">
      <style:text-properties fo:language="en" fo:country="US" officeooo:rsid="000adf9b"/>
    </style:style>
    <style:style style:name="T52" style:family="text">
      <style:text-properties fo:language="en" fo:country="US" officeooo:rsid="0027b577"/>
    </style:style>
    <style:style style:name="T53" style:family="text">
      <style:text-properties fo:language="en" fo:country="US" officeooo:rsid="00229c76"/>
    </style:style>
    <style:style style:name="T54" style:family="text">
      <style:text-properties fo:language="en" fo:country="US" officeooo:rsid="002c3dd1"/>
    </style:style>
    <style:style style:name="T55" style:family="text">
      <style:text-properties officeooo:rsid="0027b577"/>
    </style:style>
    <style:style style:name="T56" style:family="text">
      <style:text-properties fo:color="#c9211e" fo:font-weight="bold" officeooo:rsid="000adf9b" style:font-weight-asian="bold" style:font-weight-complex="bold"/>
    </style:style>
    <style:style style:name="T57" style:family="text">
      <style:text-properties officeooo:rsid="002c3dd1"/>
    </style:style>
    <style:style style:name="T58" style:family="text">
      <style:text-properties officeooo:rsid="002cf70b"/>
    </style:style>
    <style:style style:name="T59" style:family="text">
      <style:text-properties officeooo:rsid="002f6ac6"/>
    </style:style>
    <style:style style:name="T60" style:family="text">
      <style:text-properties officeooo:rsid="0031a32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GPIO output strength</text:p>
      <text:h text:style-name="P63" text:outline-level="1">Background</text:h>
      <text:p text:style-name="P10"/>
      <text:p text:style-name="P2"><text:span text:style-name="T51">The Apollo3 chip has different </text:span><text:span text:style-name="T52">GPIO </text:span><text:span text:style-name="T51">setting to </text:span><text:span text:style-name="T52">adjust </text:span><text:span text:style-name="T51">the </text:span><text:span text:style-name="T52">input and </text:span><text:span text:style-name="T51">output </text:span><text:span text:style-name="T52">pad</text:span><text:span text:style-name="T51">. However due to the “Arduino-like” compatibility, not all of these options can be addressed with the default / standard code. This code is working directly with the HAL (Hardware Abstraction Layer) to perform different settings. This code has been tested on both the V1.2.1 and V2.0.6 boards library from Sparkfun.</text:span></text:p>
      <text:h text:style-name="P63" text:outline-level="1">Disclaimer</text:h>
      <text:p text:style-name="P10"/>
      <text:p text:style-name="P11"><text:span text:style-name="T1">During testing the code I accidentally damaged one of the </text:span><text:span text:style-name="T7">pad</text:span><text:span text:style-name="T1"> (41) on my ATP board. Oh well.. BUT I want to </text:span><text:span text:style-name="T56">warn you to be careful </text:span><text:span text:style-name="T1">and b</text:span><text:span text:style-name="T31">e</text:span><text:span text:style-name="T1"> fully aware that using any open source code, </text:span><text:span text:style-name="T31">like this one,</text:span><text:span text:style-name="T1"> you are on your own: </text:span><text:span text:style-name="T7">N</text:span><text:span text:style-name="T59">o</text:span><text:span text:style-name="T7"> Support, No warranty, NO help with damage</text:span><text:span text:style-name="T1">. </text:span><text:span text:style-name="T7">In legal terms :</text:span><text:span text:style-name="T1"> </text:span></text:p>
      <text:p text:style-name="P10"/>
      <text:p text:style-name="P10"><text:bookmark-start text:name="__DdeLink__31_258311470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bookmark-end text:name="__DdeLink__31_2583114701"/></text:p>
      <text:p text:style-name="P10"/>
      <text:h text:style-name="P63" text:outline-level="1">Pin or Pad</text:h>
      <text:p text:style-name="P12"/>
      <text:p text:style-name="P12">A “pin” is the name of the place where you connect your wire on a board. A pad is the connection point of the Apollo3 processor to the board. While “pin” does not have to be the same as a “pad” on Apollo3 board it <text:span text:style-name="T30">nearly always</text:span> is. Often there is confusion whether to use a pinName (like D3) or a p<text:span text:style-name="T30">in / pad</text:span>-number (like 3). When addressing the HAL it is always the pad-number, the layer(s) above will translate a pinName to a pad-number.</text:p>
      <text:p text:style-name="P12"/>
      <text:p text:style-name="P54">Recently MBED started to define a standard approach to the definition of “pins”. As V2.x of Sparkfun boards library is using MBED-OS, one should expect some impact of that in the future. For more information see : <text:a xlink:type="simple" xlink:href="https://os.mbed.com/blog/entry/Improved-Pin-names-for-Mbed-boards/" text:style-name="Internet_20_link" text:visited-style-name="Visited_20_Internet_20_Link">https://os.mbed.com/blog/entry/Improved-Pin-names-for-Mbed-boards/</text:a></text:p>
      <text:p text:style-name="P54"/>
      <text:h text:style-name="P64" text:outline-level="1"><text:span text:style-name="T10">Datasheet</text:span><text:span text:style-name="T1"> specification</text:span><text:span text:style-name="T10">s</text:span></text:h>
      <text:p text:style-name="P10"/>
      <text:p text:style-name="P13">A <text:span text:style-name="T8">standard</text:span> Apollo3 chip has 50 <text:span text:style-name="T7">Input / </text:span><text:span text:style-name="T10">O</text:span><text:span text:style-name="T7">utput</text:span> pads. <text:span text:style-name="T30">D</text:span>epending on the board (<text:span text:style-name="T2">E</text:span>dge, ATP etc) not all the pads are available <text:span text:style-name="T7">as a pin </text:span>for the user. <text:span text:style-name="T8">There is also a compact Apollo3 (CSP) which has less pads available. </text:span>Each pad can be set (value 0 to 7) to perform a different function. Functions like UART0RX or UART1TX, ADC, <text:span text:style-name="T30">SDA, SCL,</text:span>PDM, RTS, CTS etc etc. The complete overview can be found in the <text:span text:style-name="T7">Apollo3 </text:span>datasheet Table 559: Apollo3 Blue MCU Pad Function Mapping. All of them can perform the function of GPIO, by setting a FunctionSelect value of 3.</text:p>
      <text:p text:style-name="P14"/>
      <text:p text:style-name="P59">Many of the pads have a special hardware / attributes to perform a function. </text:p>
      <text:p text:style-name="P15"/>
      <text:p text:style-name="P14"><text:span text:style-name="T10">A</text:span>ll pads, except for pad 20, <text:span text:style-name="T3">have </text:span>a weak <text:span text:style-name="T4">pull-up</text:span> on the pad when <text:span text:style-name="T3">pull-up has been set</text:span>. <text:s/>For pad 20 a weak <text:span text:style-name="T4">pull-down</text:span> on the pad when set. </text:p>
      <text:p text:style-name="P18"/>
      <text:p text:style-name="P18"><text:span text:style-name="T3">The Pads 0, 1, 5, 6, 8, 9, 25, 27, 39, 40, 42, 43, 48 and 49 include additional optional pull-up resistors for use in I2C mode </text:span>to eliminate the need for external resistors. <text:span text:style-name="T7">The resistor values that are available are 1.5K, 6K, 12K, 24K.</text:span></text:p>
      <text:p text:style-name="P19"/>
      <text:p text:style-name="P20"><text:span text:style-name="T9">Nominal drive strengths of 2, 4, 8 or 12 mA can be selected for each pad. Next to that p</text:span>ads 3 and 36 have selectable high side <text:span text:style-name="T4">power switch transistors</text:span> to provide ~1 Ω switches to VDDH <text:span text:style-name="T3">(3V3)</text:span>. Pads 37 and 41 have a selectable low side power switch transistors to provide ~1 Ω switches to VSS.<text:span text:style-name="T3">(GND) The maximum allowable current is 100mA.</text:span></text:p>
      <text:p text:style-name="P20"/>
      <text:h text:style-name="P63" text:outline-level="1">Standard <text:span text:style-name="T26">pinM</text:span>ode <text:span text:style-name="T27">command</text:span>.</text:h>
      <text:p text:style-name="P21"/>
      <text:p text:style-name="P22"><text:span text:style-name="T10">With the command pinMode: pinMode(pin, mode), </text:span><text:span text:style-name="T26">t</text:span><text:span text:style-name="T10">he following are the standard Arduino-like modes to set a GPIO:</text:span></text:p>
      <text:p text:style-name="P21"/>
      <text:p text:style-name="P3"><text:span text:style-name="T47">INPUT:</text:span><text:span text:style-name="T48"> this will set a pin </text:span><text:span text:style-name="T49">as input </text:span><text:span text:style-name="T45">in a </text:span><text:span text:style-name="Strong_20_Emphasis"><text:span text:style-name="T45">high-impedance state</text:span></text:span><text:span text:style-name="T45">. Input pins make small demands on the circuit that they are sampling.</text:span></text:p>
      <text:p text:style-name="P21"/>
      <text:p text:style-name="P4"><text:span text:style-name="Source_20_Text"><text:span text:style-name="T11">INPUT_PULLUP: </text:span></text:span><text:span text:style-name="Source_20_Text"><text:span text:style-name="T13">T</text:span></text:span><text:span text:style-name="Source_20_Text"><text:span text:style-name="T14">h</text:span></text:span><text:span text:style-name="Source_20_Text"><text:span text:style-name="T15">is </text:span></text:span><text:span text:style-name="Source_20_Text"><text:span text:style-name="T16">sets as</text:span></text:span><text:span text:style-name="Source_20_Text"><text:span text:style-name="T15"> INPUT on the Apollo3 </text:span></text:span><text:span text:style-name="Source_20_Text"><text:span text:style-name="T21">and</text:span></text:span><text:span text:style-name="Source_20_Text"><text:span text:style-name="T22"> a</text:span></text:span><text:span text:style-name="Source_20_Text"><text:span text:style-name="T23"> weak-pullup is </text:span></text:span><text:span text:style-name="Source_20_Text"><text:span text:style-name="T22">set </text:span></text:span><text:span text:style-name="Source_20_Text"><text:span text:style-name="T23">by default of around 63kohm. </text:span></text:span><text:span text:style-name="Source_20_Text"><text:span text:style-name="T17">This</text:span></text:span><text:span text:style-name="Source_20_Text"><text:span text:style-name="T23"> </text:span></text:span><text:span text:style-name="Source_20_Text"><text:span text:style-name="T22">can cause a high impact on the circuit. </text:span></text:span><text:span text:style-name="Source_20_Text"><text:span text:style-name="T18">Comparing to</text:span></text:span><text:span text:style-name="Source_20_Text"><text:span text:style-name="T22"> an Arduino which has between 20K and 150Kohm </text:span></text:span><text:span text:style-name="Source_20_Text"><text:span text:style-name="T24">(depending on the board/processor used)</text:span></text:span><text:span text:style-name="Source_20_Text"><text:span text:style-name="T22">. </text:span></text:span><text:span text:style-name="Source_20_Text"><text:span text:style-name="T17">I</text:span></text:span><text:span text:style-name="Source_20_Text"><text:span text:style-name="T19">t will check, and generate an error, if you try to set it on pin 20 (which only has pull-down</text:span></text:span><text:span text:style-name="Source_20_Text"><text:span text:style-name="T17">)</text:span></text:span><text:span text:style-name="Source_20_Text"><text:span text:style-name="T19">.</text:span></text:span><text:span text:style-name="Source_20_Text"><text:span text:style-name="T15"> </text:span></text:span><text:span text:style-name="Source_20_Text"><text:span text:style-name="T22">Often however these errors are neglected </text:span></text:span><text:span text:style-name="Source_20_Text"><text:span text:style-name="T24">and not passed back to the sketch however.</text:span></text:span></text:p>
      <text:p text:style-name="P21"/>
      <text:p text:style-name="P6"><text:span text:style-name="Source_20_Text"><text:span text:style-name="T11">INPUT_</text:span></text:span><text:span text:style-name="Source_20_Text"><text:span text:style-name="T12">PULLDOWN</text:span></text:span><text:span text:style-name="Source_20_Text"><text:span text:style-name="T11">: </text:span></text:span><text:span text:style-name="Source_20_Text"><text:span text:style-name="T13">T</text:span></text:span><text:span text:style-name="Source_20_Text"><text:span text:style-name="T14">h</text:span></text:span><text:span text:style-name="Source_20_Text"><text:span text:style-name="T15">is </text:span></text:span><text:span text:style-name="Source_20_Text"><text:span text:style-name="T16">sets </text:span></text:span><text:span text:style-name="Source_20_Text"><text:span text:style-name="T15">as INPUT on the Apollo3 </text:span></text:span><text:span text:style-name="Source_20_Text"><text:span text:style-name="T22">but a</text:span></text:span><text:span text:style-name="Source_20_Text"><text:span text:style-name="T23"> weak-pul</text:span></text:span><text:span text:style-name="Source_20_Text"><text:span text:style-name="T25">ldown</text:span></text:span><text:span text:style-name="Source_20_Text"><text:span text:style-name="T23"> is </text:span></text:span><text:span text:style-name="Source_20_Text"><text:span text:style-name="T22">set </text:span></text:span><text:span text:style-name="Source_20_Text"><text:span text:style-name="T23">by default of around 63kohm. </text:span></text:span><text:span text:style-name="Source_20_Text"><text:span text:style-name="T17">This</text:span></text:span><text:span text:style-name="Source_20_Text"><text:span text:style-name="T23"> </text:span></text:span><text:span text:style-name="Source_20_Text"><text:span text:style-name="T22">can cause a high impact on the circuit. </text:span></text:span><text:span text:style-name="Source_20_Text"><text:span text:style-name="T17">I</text:span></text:span><text:span text:style-name="Source_20_Text"><text:span text:style-name="T19">t will check, and generate an error, if you try to set it on </text:span></text:span><text:span text:style-name="Source_20_Text"><text:span text:style-name="T20">another</text:span></text:span><text:span text:style-name="Source_20_Text"><text:span text:style-name="T19"> pin </text:span></text:span><text:span text:style-name="Source_20_Text"><text:span text:style-name="T20">than </text:span></text:span><text:span text:style-name="Source_20_Text"><text:span text:style-name="T19">20 (which </text:span></text:span><text:span text:style-name="Source_20_Text"><text:span text:style-name="T20">is the </text:span></text:span><text:span text:style-name="Source_20_Text"><text:span text:style-name="T19">only </text:span></text:span><text:span text:style-name="Source_20_Text"><text:span text:style-name="T20">with </text:span></text:span><text:span text:style-name="Source_20_Text"><text:span text:style-name="T19">pull-down</text:span></text:span><text:span text:style-name="Source_20_Text"><text:span text:style-name="T17">)</text:span></text:span><text:span text:style-name="Source_20_Text"><text:span text:style-name="T19">.</text:span></text:span><text:span text:style-name="Source_20_Text"><text:span text:style-name="T15"> </text:span></text:span><text:span text:style-name="Source_20_Text"><text:span text:style-name="T22">Often however these errors are neglected </text:span></text:span><text:span text:style-name="Source_20_Text"><text:span text:style-name="T24">and not passed back to the sketch however.</text:span></text:span></text:p>
      <text:p text:style-name="P21"/>
      <text:p text:style-name="P22"><text:span text:style-name="T5">OUTPUT:</text:span><text:span text:style-name="T10"> </text:span><text:span text:style-name="T28">This will set the pin as output with a strength of 12mA. It will use PUSH-PULL, which will allow the ability </text:span><text:span text:style-name="T29">to pull</text:span><text:span text:style-name="T28"> the output to </text:span><text:span text:style-name="T29">both </text:span><text:span text:style-name="T28">source (3v3) <text:s/>and sink (GND) current. </text:span><text:span text:style-name="T29">As a result the line will not be “floating”. </text:span></text:p>
      <text:p text:style-name="P22"/>
      <text:p text:style-name="P5"><text:span text:style-name="T45">More info on Arduino pinMode() </text:span><text:a xlink:type="simple" xlink:href="https://www.arduino.cc/en/Tutorial/Foundations/DigitalPins" text:style-name="Internet_20_link" text:visited-style-name="Visited_20_Internet_20_Link"><text:span text:style-name="T45">https://www.arduino.cc/en/Tutorial/Foundations/DigitalPins</text:span></text:a></text:p>
      <text:p text:style-name="P23"/>
      <text:h text:style-name="P63" text:outline-level="1"><text:soft-page-break/>Using Apollo3 extra options</text:h>
      <text:p text:style-name="P24"/>
      <text:p text:style-name="P25"><text:span text:style-name="T30">Some people want to be able to use the extra capabilities the Apollo3 chip has, but this can not be achieved with the standard pinMode(). </text:span><text:span text:style-name="T31">The Hardware Abstraction Layer (HAL) has the functions to enable those capabilities on the Apollo3 chip. I have developed users level code to connect directly to the HAL. BUT as a result a number of checks that are normally performed are by-passed and the developer needs to know what he she is doing. </text:span><text:span text:style-name="T55">Also your code is now only valid for an Apollo3 board running Sparkfun boards library. </text:span></text:p>
      <text:h text:style-name="P65" text:outline-level="2"><text:span text:style-name="T31">Pad Configuration </text:span><text:span text:style-name="T32">variables</text:span></text:h>
      <text:p text:style-name="P26"/>
      <text:p text:style-name="P27">As part of the structure <text:span text:style-name="T34">am_hal_gpio_pincfg_t</text:span> the following are the <text:span text:style-name="T44">GPIO </text:span>configuration variables.</text:p>
      <text:p text:style-name="P27"/>
      <text:p text:style-name="P32"><text:span text:style-name="T33">uFuncSel</text:span> <text:s/>Function select (FUNCSEL)</text:p>
      <text:p text:style-name="P16">Each pad can be set (value 0 to 7) to perform a different function. <text:span text:style-name="T37">For</text:span><text:span text:style-name="T32"> GPIO this is set to 3.</text:span></text:p>
      <text:p text:style-name="P27"/>
      <text:p text:style-name="P32"><text:span text:style-name="T33">ePowerSw </text:span><text:s/>power switch source (VCC) or sink (VSS)</text:p>
      <text:p text:style-name="P27">This can enable the power switch setting. The following options are allowed:</text:p>
      <text:p text:style-name="P37"/>
      <text:p text:style-name="P37"><text:s text:c="4"/>AM_HAL_GPIO_PIN_POWERSW_NONE <text:s/>: <text:span text:style-name="T32">NO power switch set</text:span><text:span text:style-name="T37">t</text:span><text:span text:style-name="T32">ing</text:span></text:p>
      <text:p text:style-name="P37"><text:s text:c="4"/>AM_HAL_GPIO_PIN_POWERSW_VDD <text:s text:c="3"/>: <text:span text:style-name="T32">enable power switch, only valid on pad <text:s/>37 and 41</text:span></text:p>
      <text:p text:style-name="P37"><text:s text:c="4"/>AM_HAL_GPIO_PIN_POWERSW_VSS <text:s text:c="4"/>: <text:span text:style-name="T32">enable power switch, only valid on pad <text:s/>3 and 36</text:span></text:p>
      <text:p text:style-name="P37"/>
      <text:p text:style-name="P33"><text:bookmark-start text:name="__DdeLink__21_2583114701"/><text:span text:style-name="T33">ePullup</text:span><text:bookmark-end text:name="__DdeLink__21_2583114701"/> <text:s/>will enable a pullup resistor</text:p>
      <text:p text:style-name="P27">This will enable a pull-up resistor on a pad . The following options are allowed:</text:p>
      <text:p text:style-name="P27"/>
      <text:p text:style-name="P27"><text:s text:c="4"/><text:bookmark-start text:name="__DdeLink__23_2583114701"/><text:bookmark-start text:name="__DdeLink__40_2583114701"/>AM_HAL_GPIO_PIN_PULLUP_NONE<text:bookmark-end text:name="__DdeLink__23_2583114701"/> <text:bookmark-end text:name="__DdeLink__40_2583114701"/><text:s/>: <text:s/>No Pull-up</text:p>
      <text:p text:style-name="P27"><text:s text:c="4"/>AM_HAL_GPIO_PIN_PULLUP_WEAK : <text:s/>pullup is weak (~63K)</text:p>
      <text:p text:style-name="P27"><text:s text:c="4"/><text:bookmark-start text:name="__DdeLink__968_4113031684"/>AM_HAL_GPIO_PIN_PULLUP_1_5K<text:bookmark-end text:name="__DdeLink__968_4113031684"/> <text:s text:c="3"/>: <text:s/>Pull-up is 1K5</text:p>
      <text:p text:style-name="P27"><text:s text:c="4"/>AM_HAL_GPIO_PIN_PULLUP_6K <text:s text:c="7"/>: <text:s/>Pull-up is 6K</text:p>
      <text:p text:style-name="P27"><text:s text:c="4"/>AM_HAL_GPIO_PIN_PULLUP_12K, <text:s text:c="4"/>: <text:s/>Pull-up is 12K</text:p>
      <text:p text:style-name="P27"><text:s text:c="3"/><text:bookmark-start text:name="__DdeLink__47_2583114701"/><text:s/>AM_HAL_GPIO_PIN_PULLUP_24K<text:bookmark-end text:name="__DdeLink__47_2583114701"/>, <text:s text:c="4"/>: <text:s/>Pull-up is 2<text:span text:style-name="T37">4</text:span>K</text:p>
      <text:p text:style-name="P27"><text:s text:c="4"/>AM_HAL_GPIO_PIN_PULLDOWN <text:s text:c="6"/>: <text:s/>Pulldown <text:s/>(~63K) </text:p>
      <text:p text:style-name="P27"/>
      <text:p text:style-name="P38">Weak pullup can be set on all pads except pad 20. <text:span text:style-name="T32">Pulldown is only allowed on pad 20</text:span></text:p>
      <text:p text:style-name="P28">Pullup <text:span text:style-name="T37">1.5K – 24K </text:span><text:bookmark-start text:name="__DdeLink__45_2583114701"/><text:span text:style-name="T37">can only be set on p</text:span><text:span text:style-name="T3">ads 0, 1, 5, 6, 8, 9, 25, 27, 39, 40, 42, 43, 48 and 49.</text:span> <text:bookmark-end text:name="__DdeLink__45_2583114701"/></text:p>
      <text:p text:style-name="P28"/>
      <text:p text:style-name="P27"><text:span text:style-name="T36">eDriveStrength</text:span> <text:s/><text:span text:style-name="T4">Pad strength designator</text:span></text:p>
      <text:p text:style-name="P38">This will set the drive strength in mA. The following options are allowed :</text:p>
      <text:p text:style-name="P28"/>
      <text:p text:style-name="P28"><text:s text:c="4"/>AM_HAL_GPIO_PIN_DRIVESTRENGTH_2MA <text:s text:c="3"/>: <text:span text:style-name="T37">2mA</text:span></text:p>
      <text:p text:style-name="P28"><text:s text:c="4"/>AM_HAL_GPIO_PIN_DRIVESTRENGTH_4MA <text:s text:c="3"/>: <text:span text:style-name="T37">4mA</text:span></text:p>
      <text:p text:style-name="P28"><text:s text:c="4"/>AM_HAL_GPIO_PIN_DRIVESTRENGTH_8MA <text:s text:c="3"/>: <text:span text:style-name="T37">8mA</text:span></text:p>
      <text:p text:style-name="P28"><text:s text:c="4"/>AM_HAL_GPIO_PIN_DRIVESTRENGTH_12MA <text:s/>: <text:span text:style-name="T37">12mA</text:span></text:p>
      <text:p text:style-name="P39"/>
      <text:p text:style-name="P1"/>
      <text:p text:style-name="P34"><text:span text:style-name="T33">eGPOutcfg</text:span> OUTCFG</text:p>
      <text:p text:style-name="P38">This will set the pad in an output state. The following options are allowed :</text:p>
      <text:p text:style-name="P40"/>
      <text:p text:style-name="P29"><text:s text:c="4"/>AM_HAL_GPIO_PIN_OUTCFG_DISABLE<text:tab/><text:tab/>: <text:span text:style-name="T37">do NOT set as output</text:span></text:p>
      <text:p text:style-name="P29"><text:s text:c="4"/>AM_HAL_GPIO_PIN_OUTCFG_PUSHPULL</text:p>
      <text:p text:style-name="P29"><text:s text:c="4"/>AM_HAL_GPIO_PIN_OUTCFG_OPENDRAIN</text:p>
      <text:p text:style-name="P29"><text:s text:c="4"/>AM_HAL_GPIO_PIN_OUTCFG_TRISTATE</text:p>
      <text:p text:style-name="P29"/>
      <text:p text:style-name="P7"><text:span text:style-name="T45">source : </text:span><text:a xlink:type="simple" xlink:href="https://open4tech.com/open-drain-output-vs-push-pull-output/" text:style-name="Internet_20_link" text:visited-style-name="Visited_20_Internet_20_Link"><text:span text:style-name="T45">https://open4tech.com/open-drain-output-vs-push-pull-output/</text:span></text:a></text:p>
      <text:p text:style-name="P41"/>
      <text:p text:style-name="P41"><text:span text:style-name="T4">Push-pull</text:span> is the most common output configuration. Just as its name suggests, output is capable of driving two output levels. One to ground (pull/sink current from the load) and the other is push to supply voltage (push/source current to the load). </text:p>
      <text:p text:style-name="P41"/>
      <text:p text:style-name="P8"><text:span text:style-name="T50">In </text:span><text:span text:style-name="T46">open drain</text:span><text:span text:style-name="T45"> </text:span><text:span text:style-name="T50">configuration, the logic behind the pin can drive it only to ground (logic 0). The other possible state is </text:span><text:span text:style-name="Strong_20_Emphasis"><text:span text:style-name="T50">high impedance</text:span></text:span><text:span text:style-name="T50"> </text:span><text:span text:style-name="Strong_20_Emphasis"><text:span text:style-name="T50">(Hi-Z)</text:span></text:span><text:span text:style-name="T50">. If its drain terminal is open (the device is off) the pin is left floating to Hi-Z state. </text:span></text:p>
      <text:p text:style-name="P29"/>
      <text:p text:style-name="P55"><text:span text:style-name="T45">Source :</text:span><text:a xlink:type="simple" xlink:href="https://electronics.stackexchange.com/questions/466788/what-is-the-advantage-of-a-tri-state-output" text:style-name="Internet_20_link" text:visited-style-name="Visited_20_Internet_20_Link"><text:span text:style-name="T45">https://electronics.stackexchange.com/questions/466788/what-is-the-advantage-of-a-tri-state-output</text:span></text:a></text:p>
      <text:p text:style-name="P57"><text:span text:style-name="T4">Tri-state</text:span> is essentially 3 different states.. Instead of calling it ON and OFF, think of it as IN and OUT instead. The third state is not floating, it is in a high impedance state, which is essentially disconnecting it from the circuit. This means your 3 states are:</text:p>
      <text:list xml:id="list705336286" text:style-name="L1">
        <text:list-item>
          <text:p text:style-name="P68">Input </text:p>
        </text:list-item>
        <text:list-item>
          <text:p text:style-name="P68">Output </text:p>
        </text:list-item>
        <text:list-item>
          <text:p text:style-name="P67">High Impedance (disconnected) </text:p>
        </text:list-item>
      </text:list>
      <text:p text:style-name="P56">This is very useful in circuits that have a common bus for multiple components. With tri-state logic, components can either read from the bus, write to the bus, or be essentially disconnected so that it does not affect the bus, and will not be affected by the state of the bus either.</text:p>
      <text:p text:style-name="P62"/>
      <text:p text:style-name="P42"><text:span text:style-name="T35">eGPInput</text:span><text:span text:style-name="T6"> GPIO Input </text:span></text:p>
      <text:p text:style-name="P42"><text:span text:style-name="T37">This will set the pad in an </text:span><text:span text:style-name="T38">input</text:span><text:span text:style-name="T37"> state. The following options are allowed :</text:span></text:p>
      <text:p text:style-name="P30"/>
      <text:p text:style-name="P30"><text:s text:c="4"/>AM_HAL_GPIO_PIN_INPUT_AUTO <text:tab/> <text:s text:c="2"/>: <text:span text:style-name="T39">available but NOT used by HAL</text:span></text:p>
      <text:p text:style-name="P30"><text:s text:c="4"/>AM_HAL_GPIO_PIN_INPUT_NONE <text:s text:c="6"/>: <text:span text:style-name="T39">Do not set pad as input</text:span></text:p>
      <text:p text:style-name="P30"><text:s text:c="4"/>AM_HAL_GPIO_PIN_INPUT_ENABLE <text:s/>: <text:span text:style-name="T39">enable pad as input</text:span></text:p>
      <text:p text:style-name="P30"/>
      <text:p text:style-name="P30"/>
      <text:p text:style-name="P35"><text:bookmark-start text:name="__DdeLink__16_2583114701"/><text:span text:style-name="T33">eIntDir</text:span><text:bookmark-end text:name="__DdeLink__16_2583114701"/> <text:s/>Interrupt direction</text:p>
      <text:p text:style-name="P43"><text:span text:style-name="T37">This will set the pad in</text:span><text:span text:style-name="T39">terrupt trigger</text:span><text:span text:style-name="T37">. The following options are allowed :</text:span></text:p>
      <text:p text:style-name="P31"/>
      <text:p text:style-name="P31"><text:s text:c="4"/>AM_HAL_GPIO_PIN_INTDIR_LO2HI <text:s text:c="2"/>: <text:span text:style-name="T39">trigger on low to high</text:span></text:p>
      <text:p text:style-name="P31"><text:s text:c="4"/>AM_HAL_GPIO_PIN_INTDIR_HI2LO <text:s text:c="2"/>: <text:span text:style-name="T39">trigger on high to low</text:span></text:p>
      <text:p text:style-name="P31"><text:s text:c="4"/><text:bookmark-start text:name="__DdeLink__18_2583114701"/>AM_HAL_GPIO_PIN_INTDIR_NONE<text:bookmark-end text:name="__DdeLink__18_2583114701"/> <text:s text:c="2"/>: <text:span text:style-name="T39">do not trigger</text:span> <text:s/></text:p>
      <text:p text:style-name="P31"><text:s text:c="4"/>AM_HAL_GPIO_PIN_INTDIR_BOTH <text:s text:c="2"/>: <text:span text:style-name="T39">trigger on level change</text:span> </text:p>
      <text:p text:style-name="P53"><text:s text:c="4"/>0x0 <text:s text:c="61"/>: enable reading</text:p>
      <text:p text:style-name="P31"/>
      <text:p text:style-name="P45"><text:soft-page-break/>To use this from a sketch would need to define the interrupt routine that is called. It is much easier to us attachInterrupt(). <text:span text:style-name="T57">Do not use <text:s/></text:span><text:span text:style-name="T32">AM_HAL_GPIO_PIN_INTDIR_NONE </text:span><text:span text:style-name="T57">as that will result in always read as zero.</text:span></text:p>
      <text:p text:style-name="P44"/>
      <text:p text:style-name="P31"/>
      <text:p text:style-name="P36"><text:span text:style-name="T33">eGPRdZero</text:span> GPIO read as zero</text:p>
      <text:p text:style-name="P46"><text:span text:style-name="T37">This will set the pad </text:span><text:span text:style-name="T40">for r</text:span><text:span text:style-name="T37">eadback will always be zero. The following options are allowed :</text:span></text:p>
      <text:p text:style-name="P47"><text:s text:c="4"/><text:bookmark-start text:name="__DdeLink__42_2583114701"/>AM_HAL_GPIO_PIN_RDZERO_READPIN <text:bookmark-end text:name="__DdeLink__42_2583114701"/><text:s/>: <text:span text:style-name="T40">read the real pad value</text:span></text:p>
      <text:p text:style-name="P47"><text:s text:c="4"/>AM_HAL_GPIO_PIN_RDZERO_ZERO <text:s text:c="7"/>: <text:span text:style-name="T40">always return zero</text:span></text:p>
      <text:p text:style-name="P47"/>
      <text:p text:style-name="P48">Not really see much of a value in this, but in case <text:span text:style-name="T41">you want to use this make sure that </text:span><text:span text:style-name="T35">eIntDir </text:span><text:span text:style-name="T42">is set as <text:s/></text:span><text:span text:style-name="T43">AM_HAL_GPIO_PIN_INTDIR_NONE.</text:span></text:p>
      <text:p text:style-name="P21"/>
      <text:p text:style-name="P17"/>
      <text:h text:style-name="P64" text:outline-level="1"><text:span text:style-name="T60">Definition </text:span>Examples</text:h>
      <text:p text:style-name="P49"/>
      <text:h text:style-name="P65" text:outline-level="2">Output <text:span text:style-name="T44">pad</text:span></text:h>
      <text:p text:style-name="P49"><text:s/>.uFuncSel = 3, <text:s text:c="85"/>// set pin as GPIO</text:p>
      <text:p text:style-name="P49"><text:s/>.ePowerSw = AM_HAL_GPIO_PIN_POWERSW_NONE, <text:s text:c="14"/>// no power switch</text:p>
      <text:p text:style-name="P49">.ePullup = AM_HAL_GPIO_PIN_PULLUP_NONE, <text:s text:c="25"/>// no pullup</text:p>
      <text:p text:style-name="P49"><text:s/>.eDriveStrength = AM_HAL_GPIO_PIN_DRIVESTRENGTH_12MA, <text:s text:c="2"/>// 12mA max output</text:p>
      <text:p text:style-name="P49">.eGPOutcfg = AM_HAL_GPIO_PIN_OUTCFG_PUSHPULL, <text:s text:c="10"/>// A push-pull GPIO </text:p>
      <text:p text:style-name="P49">.eGPInput = AM_HAL_GPIO_PIN_INPUT_ENABLE, <text:s text:c="21"/>// enable for input</text:p>
      <text:p text:style-name="P49">.eIntDir = AM_HAL_GPIO_PIN_INTDIR_NONE, <text:s text:c="27"/>// NO interrupts</text:p>
      <text:p text:style-name="P49">.eGPRdZero = AM_HAL_GPIO_PIN_RDZERO_READPIN <text:s text:c="12"/>// when read.. read as zeros</text:p>
      <text:h text:style-name="P65" text:outline-level="2"><text:bookmark-start text:name="__DdeLink__37_2583114701"/>I<text:span text:style-name="T44">n</text:span>put <text:span text:style-name="T44">pad</text:span></text:h>
      <text:p text:style-name="P49"><text:s/>.uFuncSel = 3, <text:s text:c="85"/>// set pin as GPIO</text:p>
      <text:p text:style-name="P49"><text:s/>.ePowerSw = AM_HAL_GPIO_PIN_POWERSW_NONE, <text:s text:c="14"/>// no power switch</text:p>
      <text:p text:style-name="P51"><text:span text:style-name="T41">.ePullup = </text:span><text:span text:style-name="T32">AM_HAL_GPIO_PIN_PULLUP_12K</text:span><text:span text:style-name="T41">, <text:s text:c="15"/><text:tab/> <text:s text:c="4"/>// </text:span><text:span text:style-name="T44">12K pullup</text:span></text:p>
      <text:p text:style-name="P49"><text:s/>.eDriveStrength = AM_HAL_GPIO_PIN_DRIVESTRENGTH_2MA, <text:s text:c="2"/>// <text:span text:style-name="T44">ignored anyway</text:span></text:p>
      <text:p text:style-name="P52"><text:span text:style-name="T41">.eGPOutcfg = AM_HAL_GPIO_PIN_OUTCFG_DISABLE, <text:s text:c="12"/>// </text:span><text:span text:style-name="T44">No output</text:span><text:span text:style-name="T41"> </text:span></text:p>
      <text:p text:style-name="P49">.eGPInput = AM_HAL_GPIO_PIN_INPUT_ENABLE, <text:s text:c="21"/>// enable for input</text:p>
      <text:p text:style-name="P9"><text:span text:style-name="T53">.eIntDir = </text:span><text:span text:style-name="T54">0x0</text:span><text:span text:style-name="T53">, <text:s text:c="27"/><text:tab/><text:tab/><text:tab/><text:tab/><text:tab/> <text:s text:c="4"/>// NO interrupts</text:span></text:p>
      <text:p text:style-name="P50">.eGPRdZero = <text:span text:style-name="T31">AM_HAL_GPIO_PIN_RDZERO_READPIN</text:span> <text:s text:c="12"/>// when read <text:span text:style-name="T44">the pad</text:span><text:bookmark-end text:name="__DdeLink__37_2583114701"/></text:p>
      <text:h text:style-name="P66" text:outline-level="2">Power switch VDD</text:h>
      <text:p text:style-name="P50"><text:s/>.uFuncSel = 3, <text:s text:c="85"/>// set pin as GPIO</text:p>
      <text:p text:style-name="P50"><text:s/>.ePowerSw = AM_HAL_GPIO_PIN_POWERSW_<text:span text:style-name="T44">VDD</text:span>, <text:s text:c="16"/>// no power switch</text:p>
      <text:p text:style-name="P50">.ePullup = AM_HAL_GPIO_PIN_PULLUP_NONE, <text:s text:c="25"/>// no pullup</text:p>
      <text:p text:style-name="P50"><text:s/>.eDriveStrength = AM_HAL_GPIO_PIN_DRIVESTRENGTH_12MA, <text:s text:c="2"/>// 12mA max output</text:p>
      <text:p text:style-name="P50">.eGPOutcfg = AM_HAL_GPIO_PIN_OUTCFG_PUSHPULL, <text:s text:c="10"/>// A push-pull GPIO </text:p>
      <text:p text:style-name="P50">.eGPInput = AM_HAL_GPIO_PIN_INPUT_ENABLE, <text:s text:c="21"/>// enable for input</text:p>
      <text:p text:style-name="P50">.eIntDir = AM_HAL_GPIO_PIN_INTDIR_NONE, <text:s text:c="27"/>// NO interrupts</text:p>
      <text:p text:style-name="P50">.eGPRdZero = AM_HAL_GPIO_PIN_RDZERO_READPIN <text:s text:c="12"/>// when read.. read as zeros</text:p>
      <text:p text:style-name="P49"/>
      <text:p text:style-name="P50"><text:span text:style-name="T44">Note : </text:span><text:span text:style-name="T32">only valid on pad <text:s/>37 and 41.</text:span></text:p>
      <text:h text:style-name="P66" text:outline-level="2">Power switch VSS</text:h>
      <text:p text:style-name="P50"><text:s/>.uFuncSel = 3, <text:s text:c="86"/>// set pin as GPIO</text:p>
      <text:p text:style-name="P50"><text:s/>.ePowerSw = AM_HAL_GPIO_PIN_POWERSW_<text:span text:style-name="T44">V</text:span><text:span text:style-name="T58">SS</text:span>, <text:s text:c="18"/>// no power switch</text:p>
      <text:p text:style-name="P50">.ePullup = AM_HAL_GPIO_PIN_PULLUP_NONE, <text:s text:c="25"/>// no pullup</text:p>
      <text:p text:style-name="P50"><text:s/>.eDriveStrength = AM_HAL_GPIO_PIN_DRIVESTRENGTH_12MA, <text:s text:c="2"/>// 12mA max output</text:p>
      <text:p text:style-name="P50">.eGPOutcfg = AM_HAL_GPIO_PIN_OUTCFG_PUSHPULL, <text:s text:c="10"/>// A push-pull GPIO </text:p>
      <text:p text:style-name="P50">.eGPInput = AM_HAL_GPIO_PIN_INPUT_ENABLE, <text:s text:c="21"/>// enable for input</text:p>
      <text:p text:style-name="P50">.eIntDir = AM_HAL_GPIO_PIN_INTDIR_NONE, <text:s text:c="27"/>// NO interrupts</text:p>
      <text:p text:style-name="P50">.eGPRdZero = AM_HAL_GPIO_PIN_RDZERO_READPIN <text:s text:c="12"/>// when read.. read as zeros</text:p>
      <text:p text:style-name="P50"/>
      <text:p text:style-name="P50"><text:span text:style-name="T44">Note : </text:span><text:span text:style-name="T32">only valid on pad <text:s/>3 and </text:span><text:span text:style-name="T44">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0:12:53.784915503</meta:creation-date>
    <dc:date>2021-04-30T13:11:49.637258137</dc:date>
    <meta:editing-duration>PT3H12M4S</meta:editing-duration>
    <meta:editing-cycles>23</meta:editing-cycles>
    <meta:generator>LibreOffice/6.4.7.2$Linux_X86_64 LibreOffice_project/40$Build-2</meta:generator>
    <meta:document-statistic meta:table-count="0" meta:image-count="0" meta:object-count="0" meta:page-count="6" meta:paragraph-count="122" meta:word-count="1830" meta:character-count="12630" meta:non-whitespace-character-count="9828"/>
  </office:meta>
</office:document-meta>
</file>